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5.39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Climbing-pixel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9:27:35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climber ascends a challenging indoor climbing wall with a follow cinematic shot, pixel art style</text:p>
          </table:table-cell>
          <table:table-cell office:value-type="float" office:value="0.2972" calcext:value-type="float">
            <text:p>0.2972</text:p>
          </table:table-cell>
          <table:table-cell office:value-type="float" office:value="18.2742" calcext:value-type="float">
            <text:p>18.2742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6939" calcext:value-type="float">
            <text:p>0.693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28:26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climber ascends a challenging indoor climbing wall with a follow cinematic shot, pixel art style</text:p>
          </table:table-cell>
          <table:table-cell office:value-type="float" office:value="0.3031" calcext:value-type="float">
            <text:p>0.3031</text:p>
          </table:table-cell>
          <table:table-cell table:style-name="ce2" office:value-type="float" office:value="18.8899" calcext:value-type="float">
            <text:p>18.8899</text:p>
          </table:table-cell>
          <table:table-cell office:value-type="float" office:value="0.947" calcext:value-type="float">
            <text:p>0.947</text:p>
          </table:table-cell>
          <table:table-cell office:value-type="float" office:value="0.6907" calcext:value-type="float">
            <text:p>0.69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28:40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climber ascends a challenging indoor climbing wall with a follow cinematic shot, pixel art style</text:p>
          </table:table-cell>
          <table:table-cell office:value-type="float" office:value="0.2928" calcext:value-type="float">
            <text:p>0.2928</text:p>
          </table:table-cell>
          <table:table-cell office:value-type="float" office:value="17.8734" calcext:value-type="float">
            <text:p>17.8734</text:p>
          </table:table-cell>
          <table:table-cell office:value-type="float" office:value="0.9282" calcext:value-type="float">
            <text:p>0.9282</text:p>
          </table:table-cell>
          <table:table-cell office:value-type="float" office:value="0.699" calcext:value-type="float">
            <text:p>0.69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28:54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climber ascends a challenging indoor climbing wall with a follow cinematic shot, pixel art style</text:p>
          </table:table-cell>
          <table:table-cell table:style-name="ce2" office:value-type="float" office:value="0.308" calcext:value-type="float">
            <text:p>0.308</text:p>
          </table:table-cell>
          <table:table-cell office:value-type="float" office:value="18.0627" calcext:value-type="float">
            <text:p>18.0627</text:p>
          </table:table-cell>
          <table:table-cell office:value-type="float" office:value="0.9501" calcext:value-type="float">
            <text:p>0.9501</text:p>
          </table:table-cell>
          <table:table-cell office:value-type="float" office:value="0.686" calcext:value-type="float">
            <text:p>0.68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29:04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climber ascends a challenging indoor climbing wall with a follow cinematic shot, pixel art style</text:p>
          </table:table-cell>
          <table:table-cell office:value-type="float" office:value="0.2753" calcext:value-type="float">
            <text:p>0.2753</text:p>
          </table:table-cell>
          <table:table-cell office:value-type="float" office:value="17.8295" calcext:value-type="float">
            <text:p>17.8295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7142" calcext:value-type="float">
            <text:p>0.714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29:24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climber ascends a challenging indoor climbing wall with a follow cinematic shot, pixel art style</text:p>
          </table:table-cell>
          <table:table-cell office:value-type="float" office:value="0.3079" calcext:value-type="float">
            <text:p>0.3079</text:p>
          </table:table-cell>
          <table:table-cell office:value-type="float" office:value="18.1485" calcext:value-type="float">
            <text:p>18.1485</text:p>
          </table:table-cell>
          <table:table-cell office:value-type="float" office:value="0.9245" calcext:value-type="float">
            <text:p>0.9245</text:p>
          </table:table-cell>
          <table:table-cell table:style-name="ce2" office:value-type="float" office:value="0.6827" calcext:value-type="float">
            <text:p>0.682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9:30:40.870277691</dc:date>
    <meta:editing-duration>PT51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